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tab-stop style:position="17.912cm"/>
        </style:tab-stops>
      </style:paragraph-properties>
      <style:text-properties style:font-name="Arial"/>
    </style:style>
    <style:style style:name="P2" style:family="paragraph" style:parent-style-name="Standard">
      <style:paragraph-properties>
        <style:tab-stops>
          <style:tab-stop style:position="17.912cm"/>
        </style:tab-stops>
      </style:paragraph-properties>
      <style:text-properties style:font-name="Arial"/>
    </style:style>
    <style:style style:name="T1" style:family="text">
      <style:text-properties fo:font-variant="normal" fo:text-transform="none" fo:color="#00c1f1" style:font-name="H5PDroidSans" fo:font-size="12pt" fo:letter-spacing="normal" fo:font-style="normal"/>
    </style:style>
    <style:style style:name="T2" style:family="text">
      <style:text-properties fo:font-variant="normal" fo:text-transform="none" style:font-name="H5PDroidSans" fo:font-size="12pt" fo:letter-spacing="normal" fo:font-style="normal"/>
    </style:style>
    <style:style style:name="T3" style:family="text">
      <style:text-properties fo:font-variant="normal" fo:text-transform="none" fo:color="#000000" style:font-name="H5PDroidSans" fo:font-size="12pt" fo:letter-spacing="normal" fo:font-style="normal"/>
    </style:style>
    <style:style style:name="T4"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3">What Is HashCompare?</text:span></text:span><text:span text:style-name="T4"> </text:span></text:p>
      <text:p text:style-name="P1">HashCompare ist ein erweitertes Dienstprogramm, das entwickelt wurde, um den Prozess des Vergleichens von Hash-Werten für Dateien zu optimieren. Dieses Tool ermöglicht eine effiziente Überprüfung der Dateiintegrität, indem es Benutzern ermöglicht, mehrere Hash-Werte einzugeben und Anomalien schnell zu identifizieren. Ob für die digitale Forensik, die Datendeduplizierung oder einfach nur für die Sicherstellung der Dateiauthentizität, HashCompare bietet eine benutzerfreundliche Plattform zum Vergleichen und Validieren von Hashwerten.</text:p>
      <text:p text:style-name="P1"/>
      <text:p text:style-name="P1"><text:span text:style-name="Strong_20_Emphasis"><text:span text:style-name="T3">How Does It Work?</text:span></text:span><text:span text:style-name="T4"> </text:span></text:p>
      <text:p text:style-name="P1">Benutzer können nahtlos durch HashCompare navigieren, indem sie Hashwerte für den Vergleich eingeben, die entweder lokal generiert oder aus vertrauenswürdigen Quellen bezogen werden. Das Tool führt dann eine Side-by-Side-Analyse durch, bei der alle Unterschiede zwischen den bereitgestellten Hashwerten hervorgehoben werden. Durch die Nutzung einer intuitiven Benutzeroberfläche vereinfacht HashCompare den Verifizierungsprozess und macht ihn sowohl für Anfänger als auch für erfahrene Benutzer zugänglich.</text:p>
      <text:p text:style-name="P1"/>
      <text:p text:style-name="P1"><text:span text:style-name="Strong_20_Emphasis"><text:span text:style-name="T3">How Does HashCompare Relate to Cybersecurity?</text:span></text:span><text:span text:style-name="T4"> </text:span></text:p>
      <text:p text:style-name="P1">Die Wahrung der Integrität digitaler Daten ist von größter Bedeutung. HashCompare trägt zur Cybersicherheit bei, indem es eine schnelle und zuverlässige Methode zur Überprüfung der Integrität und Authentizität von Dateien bietet. Dies ist besonders wichtig, um unbefugte Änderungen oder potenzielle Sicherheitsverstöße zu erkennen. Cybersicherheitsexperten können HashCompare nutzen, um die Konsistenz kritischer Dateien sicherzustellen und so die Reaktion auf Vorfälle, digitale forensische Untersuchungen und die Erkennung bösartiger Dateien zu unterstützen. Die Fähigkeit des Tools, Hash-Wert-Vergleiche zu rationalisieren, verbessert die Cybersicherheitsprotokolle, indem es die Datenintegrität stärkt und fremde Aktivitäten sofort identifiz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282cm" fo:margin-left="1.058cm" fo:margin-right="1.2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3S</meta:editing-duration>
    <meta:editing-cycles>3</meta:editing-cycles>
    <meta:generator>OpenOffice/4.1.14$Win32 OpenOffice.org_project/4114m1$Build-9811</meta:generator>
    <dc:date>2024-01-08T12:42:18.36</dc:date>
    <dc:creator>kaos sevdalisi</dc:creator>
    <meta:document-statistic meta:table-count="0" meta:image-count="0" meta:object-count="0" meta:page-count="1" meta:paragraph-count="6" meta:word-count="229" meta:character-count="1878"/>
    <meta:user-defined meta:name="Info 1"/>
    <meta:user-defined meta:name="Info 2"/>
    <meta:user-defined meta:name="Info 3"/>
    <meta:user-defined meta:name="Info 4"/>
  </office:meta>
</office:document-meta>
</file>